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0d2" officeooo:paragraph-rsid="0007a0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rehensive quiz</text:p>
      <text:p text:style-name="P1">BY ALEX ON JUNE 3RD, 2007 | LAST MODIFIED BY ALEX ON OCTOBER 30TH, 2015</text:p>
      <text:p text:style-name="P1">Question 1</text:p>
      <text:p text:style-name="P1"/>
      <text:p text:style-name="P1">Write a single-file program (named main.cpp) that reads two separate integers from the user, adds them together, and then outputs the answer. The program should use three functions:</text:p>
      <text:p text:style-name="P1"/>
      <text:p text:style-name="P1">A function named “readNumber” should be used to get (and return) a single integer from the user.</text:p>
      <text:p text:style-name="P1">A function named “writeAnswer” should be used to output the answer. This function should take a single parameter and have no return value.</text:p>
      <text:p text:style-name="P1">A main() function should be used to glue the above functions together.</text:p>
      <text:p text:style-name="P1">Hint: You do not need to write a separate function to do the adding (just use operator+ directly).</text:p>
      <text:p text:style-name="P1">Hint: You will need to call readNumber() twice.</text:p>
      <text:p text:style-name="P1">Hint: If you’re using visual studio with precompiled headers, don’t forget to #include “stdafx.h”.</text:p>
      <text:p text:style-name="P1"/>
      <text:p text:style-name="P1">Hide Solution</text:p>
      <text:p text:style-name="P1"/>
      <text:p text:style-name="P1">main.cpp: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6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#include &lt;iostream&gt;</text:p>
      <text:p text:style-name="P1"><text:s/></text:p>
      <text:p text:style-name="P1">int readNumber()</text:p>
      <text:p text:style-name="P1">{</text:p>
      <text:p text:style-name="P1"><text:s text:c="4"/>std::cout &lt;&lt; "Enter a number: ";</text:p>
      <text:p text:style-name="P1"><text:s text:c="4"/>int x;</text:p>
      <text:p text:style-name="P1"><text:s text:c="4"/>std::cin &gt;&gt; x;</text:p>
      <text:p text:style-name="P1"><text:s text:c="4"/>return x;</text:p>
      <text:p text:style-name="P1">}</text:p>
      <text:p text:style-name="P1"><text:s/></text:p>
      <text:p text:style-name="P1">void writeAnswer(int x)</text:p>
      <text:p text:style-name="P1">{</text:p>
      <text:p text:style-name="P1"><text:soft-page-break/><text:s text:c="4"/>std::cout &lt;&lt; "The answer is " &lt;&lt; x &lt;&lt; std::endl;</text:p>
      <text:p text:style-name="P1">}</text:p>
      <text:p text:style-name="P1"><text:s/></text:p>
      <text:p text:style-name="P1">int main()</text:p>
      <text:p text:style-name="P1">{</text:p>
      <text:p text:style-name="P1"><text:s text:c="4"/>int x = readNumber();</text:p>
      <text:p text:style-name="P1"><text:s text:c="4"/>int y = readNumber();</text:p>
      <text:p text:style-name="P1"><text:s text:c="4"/>writeAnswer(x + y); // using operator+ to pass the sum of x and y to writeAnswer()</text:p>
      <text:p text:style-name="P1"><text:s text:c="4"/>return 0;</text:p>
      <text:p text:style-name="P1">}</text:p>
      <text:p text:style-name="P1">Question 2</text:p>
      <text:p text:style-name="P1"/>
      <text:p text:style-name="P1">Modify the program you wrote in exercise #1 so that readNumber and writeAnswer() live in a separate file called “io.cpp”. Use a forward declaration to access them from main().</text:p>
      <text:p text:style-name="P1"/>
      <text:p text:style-name="P1">Hint: If you’re having problems, make sure io.cpp is properly added to your project so it gets compiled (see lession 1.8 -- programs with multiple files for more information on how to do this).</text:p>
      <text:p text:style-name="P1"/>
      <text:p text:style-name="P1">Hide Solution</text:p>
      <text:p text:style-name="P1"/>
      <text:p text:style-name="P1">io.cpp: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#include &lt;iostream&gt;</text:p>
      <text:p text:style-name="P1"><text:s/></text:p>
      <text:p text:style-name="P1">int readNumber()</text:p>
      <text:p text:style-name="P1">{</text:p>
      <text:p text:style-name="P1"><text:s text:c="4"/>std::cout &lt;&lt; "Enter a number: ";</text:p>
      <text:p text:style-name="P1"><text:s text:c="4"/>int x;</text:p>
      <text:p text:style-name="P1"><text:s text:c="4"/>std::cin &gt;&gt; x;</text:p>
      <text:p text:style-name="P1"><text:s text:c="4"/>return x;</text:p>
      <text:p text:style-name="P1">}</text:p>
      <text:p text:style-name="P1"><text:s/></text:p>
      <text:p text:style-name="P1">void writeAnswer(int x)</text:p>
      <text:p text:style-name="P1">{</text:p>
      <text:p text:style-name="P1"><text:s text:c="4"/>std::cout &lt;&lt; "The answer is " &lt;&lt; x &lt;&lt; std::endl;</text:p>
      <text:p text:style-name="P1">}</text:p>
      <text:p text:style-name="P1">main.cpp:</text:p>
      <text:p text:style-name="P1"/>
      <text:p text:style-name="P1">1</text:p>
      <text:p text:style-name="P1"><text:soft-page-break/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// these are the forward declarations for the functions in io.cpp</text:p>
      <text:p text:style-name="P1">int readNumber();</text:p>
      <text:p text:style-name="P1">void writeAnswer(int x);</text:p>
      <text:p text:style-name="P1"><text:s/></text:p>
      <text:p text:style-name="P1">int main()</text:p>
      <text:p text:style-name="P1">{</text:p>
      <text:p text:style-name="P1"><text:s text:c="4"/>int x = readNumber();</text:p>
      <text:p text:style-name="P1"><text:s text:c="4"/>int y = readNumber();</text:p>
      <text:p text:style-name="P1"><text:s text:c="4"/>writeAnswer(x+y);</text:p>
      <text:p text:style-name="P1"><text:s text:c="4"/>return 0;</text:p>
      <text:p text:style-name="P1">}</text:p>
      <text:p text:style-name="P1">Question 3</text:p>
      <text:p text:style-name="P1"/>
      <text:p text:style-name="P1">Modify the program you wrote in #2 so that it uses a header file (named io.h) to access the functions instead of using forward declarations directly in your code (.cpp) files. Make sure your header file uses header guards.</text:p>
      <text:p text:style-name="P1"/>
      <text:p text:style-name="P1">Hide Solution</text:p>
      <text:p text:style-name="P1"/>
      <text:p text:style-name="P1">io.cpp: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#include &lt;iostream&gt;</text:p>
      <text:p text:style-name="P1"><text:s/></text:p>
      <text:p text:style-name="P1">int readNumber()</text:p>
      <text:p text:style-name="P1">{</text:p>
      <text:p text:style-name="P1"><text:s text:c="4"/>std::cout &lt;&lt; "Enter a number: ";</text:p>
      <text:p text:style-name="P1"><text:s text:c="4"/>int x;</text:p>
      <text:p text:style-name="P1"><text:s text:c="4"/>std::cin &gt;&gt; x;</text:p>
      <text:p text:style-name="P1"><text:s text:c="4"/>return x;</text:p>
      <text:p text:style-name="P1"><text:soft-page-break/>}</text:p>
      <text:p text:style-name="P1"><text:s/></text:p>
      <text:p text:style-name="P1">void writeAnswer(int x)</text:p>
      <text:p text:style-name="P1">{</text:p>
      <text:p text:style-name="P1"><text:s text:c="4"/>std::cout &lt;&lt; "The answer is " &lt;&lt; x &lt;&lt; std::endl;</text:p>
      <text:p text:style-name="P1">}</text:p>
      <text:p text:style-name="P1">io.h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#ifndef IO_H</text:p>
      <text:p text:style-name="P1">#define IO_H</text:p>
      <text:p text:style-name="P1"><text:s/></text:p>
      <text:p text:style-name="P1">int readNumber();</text:p>
      <text:p text:style-name="P1">void writeAnswer(int x);</text:p>
      <text:p text:style-name="P1"><text:s/></text:p>
      <text:p text:style-name="P1">#endif</text:p>
      <text:p text:style-name="P1">main.cpp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#include "io.h"</text:p>
      <text:p text:style-name="P1"><text:s/></text:p>
      <text:p text:style-name="P1">int main()</text:p>
      <text:p text:style-name="P1">{</text:p>
      <text:p text:style-name="P1"><text:s text:c="4"/>int x = readNumber();</text:p>
      <text:p text:style-name="P1"><text:s text:c="4"/>int y = readNumber();</text:p>
      <text:p text:style-name="P1"><text:s text:c="4"/>writeAnswer(x+y)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4:28:46.801710666</meta:creation-date>
    <dc:date>2016-03-13T14:30:13.083833802</dc:date>
    <meta:editing-duration>P0D</meta:editing-duration>
    <meta:editing-cycles>1</meta:editing-cycles>
    <meta:document-statistic meta:table-count="0" meta:image-count="0" meta:object-count="0" meta:page-count="4" meta:paragraph-count="178" meta:word-count="524" meta:character-count="2753" meta:non-whitespace-character-count="2277"/>
    <meta:generator>LibreOffice/4.2.8.2$Linux_X86_64 LibreOffice_project/420m0$Build-2</meta:generator>
  </office:meta>
</office:document-meta>
</file>